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0.9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5104"/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 style:data-style-name="N104">
      <style:text-properties style:use-window-font-color="true" style:font-name="arial"/>
    </style:style>
    <style:style style:name="ce11" style:family="table-cell" style:parent-style-name="Default" style:data-style-name="N104"/>
    <style:style style:name="ce12" style:family="table-cell" style:parent-style-name="Default" style:data-style-name="N5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2">
          <table:table-cell table:style-name="ce1" table:number-columns-repeated="5"/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Compras na digikey</text:p>
          </table:table-cell>
          <table:covered-table-cell table:number-columns-repeated="4" table:style-name="ce1"/>
          <table:covered-table-cell table:style-name="ce4"/>
          <table:covered-table-cell table:style-name="ce8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office:value-type="string">
            <text:p>chegou?</text:p>
          </table:table-cell>
          <table:table-cell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4]*[.B4]" office:value-type="currency" office:currency="USD" office:value="2.16">
            <text:p>$2.1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5" office:value-type="currency" office:currency="USD" office:value="0.54">
            <text:p>$0.54</text:p>
          </table:table-cell>
          <table:table-cell table:style-name="ce5" table:formula="of:=[.F5]*[.B5]" office:value-type="currency" office:currency="USD" office:value="1.62">
            <text:p>$1.62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5" office:value-type="currency" office:currency="USD" office:value="0.48">
            <text:p>$0.48</text:p>
          </table:table-cell>
          <table:table-cell table:style-name="ce5" table:formula="of:=[.F6]*[.B6]" office:value-type="currency" office:currency="USD" office:value="1.92">
            <text:p>$1.92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5" office:value-type="currency" office:currency="USD" office:value="0.99">
            <text:p>$0.99</text:p>
          </table:table-cell>
          <table:table-cell table:style-name="ce5" table:formula="of:=[.F7]*[.B7]" office:value-type="currency" office:currency="USD" office:value="3.96">
            <text:p>$3.9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5" office:value-type="currency" office:currency="USD" office:value="6.16">
            <text:p>$6.16</text:p>
          </table:table-cell>
          <table:table-cell table:style-name="ce5" table:formula="of:=[.F8]*[.B8]" office:value-type="currency" office:currency="USD" office:value="18.48">
            <text:p>$18.48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5" office:value-type="currency" office:currency="USD" office:value="1.52">
            <text:p>$1.52</text:p>
          </table:table-cell>
          <table:table-cell table:style-name="ce5" table:formula="of:=[.F9]*[.B9]" office:value-type="currency" office:currency="USD" office:value="4.56">
            <text:p>$4.5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5" office:value-type="currency" office:currency="USD" office:value="0.0092">
            <text:p>$0.01</text:p>
          </table:table-cell>
          <table:table-cell table:style-name="ce5" table:formula="of:=[.F10]*[.B10]" office:value-type="currency" office:currency="USD" office:value="0.23">
            <text:p>$0.23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5" office:value-type="currency" office:currency="USD" office:value="0.09">
            <text:p>$0.09</text:p>
          </table:table-cell>
          <table:table-cell table:style-name="ce5" table:formula="of:=[.F11]*[.B11]" office:value-type="currency" office:currency="USD" office:value="0.36">
            <text:p>$0.3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5" office:value-type="currency" office:currency="USD" office:value="0.04">
            <text:p>$0.04</text:p>
          </table:table-cell>
          <table:table-cell table:style-name="ce5" table:formula="of:=[.F12]*[.B12]" office:value-type="currency" office:currency="USD" office:value="0.16">
            <text:p>$0.1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2 HOMS P/ LIMITADOR DE VOLTAGEM</text:p>
          </table:table-cell>
          <table:table-cell table:style-name="ce5" office:value-type="currency" office:currency="USD" office:value="0.0148">
            <text:p>$0.01</text:p>
          </table:table-cell>
          <table:table-cell table:style-name="ce5" table:formula="of:=[.F13]*[.B13]" office:value-type="currency" office:currency="USD" office:value="0.37">
            <text:p>$0.37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5" office:value-type="currency" office:currency="USD" office:value="0.334">
            <text:p>$0.33</text:p>
          </table:table-cell>
          <table:table-cell table:style-name="ce5" table:formula="of:=[.F14]*[.B14]" office:value-type="currency" office:currency="USD" office:value="4.008">
            <text:p>$4.01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5" office:value-type="currency" office:currency="USD" office:value="0.124">
            <text:p>$0.12</text:p>
          </table:table-cell>
          <table:table-cell table:style-name="ce5" table:formula="of:=[.F15]*[.B15]" office:value-type="currency" office:currency="USD" office:value="1.24">
            <text:p>$1.24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F16]*[.B16]" office:value-type="currency" office:currency="USD" office:value="0.19">
            <text:p>$0.19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5" office:value-type="currency" office:currency="USD" office:value="0.053">
            <text:p>$0.05</text:p>
          </table:table-cell>
          <table:table-cell table:style-name="ce5" table:formula="of:=[.F17]*[.B17]" office:value-type="currency" office:currency="USD" office:value="0.53">
            <text:p>$0.53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5" office:value-type="currency" office:currency="USD" office:value="0.0632">
            <text:p>$0.06</text:p>
          </table:table-cell>
          <table:table-cell table:style-name="ce5" table:formula="of:=[.F18]*[.B18]" office:value-type="currency" office:currency="USD" office:value="3.16">
            <text:p>$3.1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5" office:value-type="currency" office:currency="USD" office:value="0.13">
            <text:p>$0.13</text:p>
          </table:table-cell>
          <table:table-cell table:style-name="ce5" table:formula="of:=[.F19]*[.B19]" office:value-type="currency" office:currency="USD" office:value="1.56">
            <text:p>$1.56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5" office:value-type="currency" office:currency="USD" office:value="1.65">
            <text:p>$1.65</text:p>
          </table:table-cell>
          <table:table-cell table:style-name="ce5" table:formula="of:=[.F20]*[.B20]" office:value-type="currency" office:currency="USD" office:value="6.6">
            <text:p>$6.60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5" office:value-type="currency" office:currency="USD" office:value="0.57">
            <text:p>$0.57</text:p>
          </table:table-cell>
          <table:table-cell table:style-name="ce5" table:formula="of:=[.F21]*[.B21]" office:value-type="currency" office:currency="USD" office:value="2.28">
            <text:p>$2.28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6"/>
          <table:table-cell table:style-name="ce9" table:formula="of:=SUM([.G4:.G21])" office:value-type="currency" office:currency="USD" office:value="53.388">
            <text:p>$53.39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0" office:value-type="currency" office:currency="USD" office:value="37.67">
            <text:p>$37.67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1" office:value-type="currency" office:currency="USD" office:value="5.81">
            <text:p>$5.81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mposto (R$)</text:p>
          </table:table-cell>
          <table:table-cell table:style-name="ce7" office:value-type="currency" office:currency="BRL" office:value="82.61">
            <text:p>R$ 82,61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([.G22]+[.G23]+[.G24])*2.059874058+[.G25]" office:value-type="currency" office:currency="BRL" office:value="282.145880250344">
            <text:p>R$ 282,1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table:number-columns-spanned="7" table:number-rows-spanned="1">
            <text:p>Compras no Ebay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5" office:value-type="currency" office:currency="USD" office:value="8.78">
            <text:p>$8.78</text:p>
          </table:table-cell>
          <table:table-cell table:style-name="ce5" table:formula="of:=[.F30]*[.B30]" office:value-type="currency" office:currency="USD" office:value="26.34">
            <text:p>$26.34</text:p>
          </table:table-cell>
          <table:table-cell office:value-type="string">
            <text:p>nok</text:p>
          </table:table-cell>
          <table:table-cell office:value-type="string">
            <text:p>chegaram só os chips sem placa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<text:a xlink:href="http://www.ebay.com/itm/170965252055?ssPageName=STRK:MEWNX:IT&amp;_trksid=p3984.m1439.l2649">http://www.ebay.com/itm/170965252055?ssPageName=STRK:MEWNX:IT&amp;_trksid=p3984.m1439.l2649</text:a>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5" office:value-type="currency" office:currency="USD" office:value="8.78">
            <text:p>$8.78</text:p>
          </table:table-cell>
          <table:table-cell table:style-name="ce5" table:formula="of:=[.F31]*[.B31]" office:value-type="currency" office:currency="USD" office:value="8.78">
            <text:p>$8.78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5"/>
          <table:table-cell table:style-name="ce5"/>
          <table:table-cell table:style-name="ce5" table:formula="of:=SUM([.G30:.G31])" office:value-type="currency" office:currency="USD" office:value="35.12">
            <text:p>$35.12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Total (R$):</text:p>
          </table:table-cell>
          <table:table-cell table:style-name="ce7" office:value-type="currency" office:currency="BRL" office:value="75.34">
            <text:p>R$ 75,34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OF (R$):</text:p>
          </table:table-cell>
          <table:table-cell table:style-name="ce7" office:value-type="currency" office:currency="BRL" office:value="3.56">
            <text:p>R$ 3,5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33:.G35])" office:value-type="currency" office:currency="BRL" office:value="78.9">
            <text:p>R$ 78,9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table:number-columns-spanned="7" table:number-rows-spanned="1">
            <text:p>Compras na SparkFun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https://www.sparkfun.com/products/11028</text:p>
          </table:table-cell>
          <table:table-cell office:value-type="string">
            <text:p>MPU-6050</text:p>
          </table:table-cell>
          <table:table-cell office:value-type="string">
            <text:p>Gyro e acelerometro de 3 eixos</text:p>
          </table:table-cell>
          <table:table-cell table:style-name="ce5" office:value-type="currency" office:currency="USD" office:value="39.95">
            <text:p>$39.95</text:p>
          </table:table-cell>
          <table:table-cell table:style-name="ce5" table:formula="of:=[.F40]*[.B40]" office:value-type="currency" office:currency="USD" office:value="39.95">
            <text:p>$39.95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6"/>
          <table:table-cell table:style-name="ce9" table:formula="of:=SUM([.G40])" office:value-type="currency" office:currency="USD" office:value="39.95">
            <text:p>$39.95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10" office:value-type="currency" office:currency="USD" office:value="37.75">
            <text:p>$37.75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OF ($):</text:p>
          </table:table-cell>
          <table:table-cell table:style-name="ce11" office:value-type="currency" office:currency="USD" office:value="2.79">
            <text:p>$2.79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mposto (R$)</text:p>
          </table:table-cell>
          <table:table-cell table:style-name="ce7" office:value-type="currency" office:currency="BRL" office:value="106.98">
            <text:p>R$ 106,98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([.G41]+[.G42]+[.G43])*2.023729656+[.G44]" office:value-type="currency" office:currency="BRL" office:value="269.87000001144">
            <text:p>R$ 269,87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7" table:number-rows-spanned="1">
            <text:p>Compras na 24 de maio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/>
          <table:table-cell office:value-type="string">
            <text:p>barra de pinos</text:p>
          </table:table-cell>
          <table:table-cell table:number-columns-repeated="2"/>
          <table:table-cell table:style-name="ce7" office:value-type="currency" office:currency="BRL" office:value="0.55">
            <text:p>R$ 0,55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7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sistor</text:p>
          </table:table-cell>
          <table:table-cell table:number-columns-repeated="2"/>
          <table:table-cell table:style-name="ce7" office:value-type="currency" office:currency="BRL" office:value="0.5">
            <text:p>R$ 0,5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 3232</text:p>
          </table:table-cell>
          <table:table-cell table:number-columns-repeated="2"/>
          <table:table-cell table:style-name="ce7" office:value-type="currency" office:currency="BRL" office:value="15.8">
            <text:p>R$ 15,8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pacitor ceramico</text:p>
          </table:table-cell>
          <table:table-cell table:number-columns-repeated="2"/>
          <table:table-cell table:style-name="ce7" office:value-type="currency" office:currency="BRL" office:value="1">
            <text:p>R$ 1,0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iodo zenner</text:p>
          </table:table-cell>
          <table:table-cell table:number-columns-repeated="2"/>
          <table:table-cell table:style-name="ce7" office:value-type="currency" office:currency="BRL" office:value="2.5">
            <text:p>R$ 2,5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uffer 74hc244</text:p>
          </table:table-cell>
          <table:table-cell table:number-columns-repeated="2"/>
          <table:table-cell table:style-name="ce7" office:value-type="currency" office:currency="BRL" office:value="2.6">
            <text:p>R$ 2,60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ower jack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odo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48:.G56])" office:value-type="currency" office:currency="BRL" office:value="23.45">
            <text:p>R$ 23,45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table:number-columns-spanned="7" table:number-rows-spanned="1">
            <text:p>Compras na Stick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cb</text:p>
          </table:table-cell>
          <table:table-cell/>
          <table:table-cell table:style-name="ce7" office:value-type="currency" office:currency="BRL" office:value="53.47">
            <text:p>R$ 53,47</text:p>
          </table:table-cell>
          <table:table-cell table:style-name="ce7" office:value-type="currency" office:currency="BRL" office:value="235.25">
            <text:p>R$ 235,25</text:p>
          </table:table-cell>
          <table:table-cell office:value-type="string">
            <text:p>esperando</text:p>
          </table:table-cell>
          <table:table-cell/>
        </table:table-row>
        <table:table-row table:style-name="ro2">
          <table:table-cell table:number-columns-repeated="6"/>
          <table:table-cell table:style-name="ce9" table:formula="of:=SUM([.G63])" office:value-type="currency" office:currency="BRL" office:value="235.25">
            <text:p>R$ 235,25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7" office:value-type="currency" office:currency="BRL" office:value="30">
            <text:p>R$ 30,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64:.G65])" office:value-type="currency" office:currency="BRL" office:value="265.25">
            <text:p>R$ 265,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table:number-columns-spanned="7" table:number-rows-spanned="1">
            <text:p>Compras na ?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4" office:value-type="string">
            <text:p>preço unitario</text:p>
          </table:table-cell>
          <table:table-cell table:style-name="ce8" office:value-type="string">
            <text:p>total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/>
          <table:table-cell office:value-type="string">
            <text:p>webcam</text:p>
          </table:table-cell>
          <table:table-cell/>
          <table:table-cell table:style-name="ce7" office:value-type="string">
            <text:p>?</text:p>
          </table:table-cell>
          <table:table-cell table:style-name="ce7"/>
          <table:table-cell table:number-columns-repeated="2"/>
        </table:table-row>
        <table:table-row table:style-name="ro2">
          <table:table-cell table:number-columns-repeated="6"/>
          <table:table-cell table:style-name="ce9"/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rete:</text:p>
          </table:table-cell>
          <table:table-cell table:style-name="ce7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office:value-type="currency" office:currency="BRL" office:value="50">
            <text:p>R$ 50,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6" office:value-type="string">
            <text:p>Total (R$):</text:p>
          </table:table-cell>
          <table:table-cell table:style-name="ce12" table:formula="of:=SUM([.G26];[.G36];[.G45];[.G57];[.G66];[.G73])" office:value-type="currency" office:currency="BRL" office:value="969.615880261784">
            <text:p>R$ 969,62</text:p>
          </table:table-cell>
          <table:table-cell table:number-columns-repeated="2"/>
        </table:table-row>
        <table:table-row table:style-name="ro2" table:number-rows-repeated="104850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4-06T00:33:41</dc:date>
    <dc:creator>telmo </dc:creator>
    <meta:editing-duration>PT16H4M22S</meta:editing-duration>
    <meta:editing-cycles>13</meta:editing-cycles>
    <meta:generator>LibreOffice/3.5$Linux_x86 LibreOffice_project/350m1$Build-2</meta:generator>
    <meta:document-statistic meta:table-count="3" meta:cell-count="308" meta:object-count="0"/>
  </office:meta>
</office:document-meta>
</file>